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2efa682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51d5c4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153c98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22f89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06b5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1d85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7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519fea8" officeooo:paragraph-rsid="0519fea8" fo:hyphenate="true" fo:hyphenation-remain-char-count="2" fo:hyphenation-push-char-count="2" loext:hyphenation-no-caps="false"/>
    </style:style>
    <style:style style:name="P28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519fea8" officeooo:paragraph-rsid="0519fea8" fo:hyphenate="true" fo:hyphenation-remain-char-count="2" fo:hyphenation-push-char-count="2" loext:hyphenation-no-caps="false"/>
    </style:style>
    <style:style style:name="P29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51802fb" officeooo:paragraph-rsid="051d5c4d" fo:hyphenate="true" fo:hyphenation-remain-char-count="2" fo:hyphenation-push-char-count="2" loext:hyphenation-no-caps="false"/>
    </style:style>
    <style:style style:name="P30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-0.25in" style:auto-text-indent="false" style:page-number="auto" fo:background-color="transparent" style:writing-mode="lr-tb"/>
      <style:text-properties style:font-name="Times New Roman" fo:language="uk" fo:country="UA" officeooo:rsid="051802fb" officeooo:paragraph-rsid="051d5c4d" fo:hyphenate="true" fo:hyphenation-remain-char-count="2" fo:hyphenation-push-char-count="2" loext:hyphenation-no-caps="false"/>
    </style:style>
    <style:style style:name="P3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38cf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06b5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c415c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9f0f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6504f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9f0f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6504f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a4d8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6754c4" officeooo:paragraph-rsid="056754c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677785" officeooo:paragraph-rsid="0567778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6fa589" officeooo:paragraph-rsid="056fa58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717960" officeooo:paragraph-rsid="0571796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273e8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5126be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51802fb"/>
    </style:style>
    <style:style style:name="T14" style:family="text">
      <style:text-properties officeooo:rsid="051d5c4d"/>
    </style:style>
    <style:style style:name="T15" style:family="text">
      <style:text-properties officeooo:rsid="0544af51"/>
    </style:style>
    <style:style style:name="T16" style:family="text">
      <style:text-properties officeooo:rsid="0569ac95"/>
    </style:style>
    <style:style style:name="T17" style:family="text">
      <style:text-properties officeooo:rsid="056aff16"/>
    </style:style>
    <style:style style:name="T18" style:family="text">
      <style:text-properties officeooo:rsid="056cbf92"/>
    </style:style>
    <style:style style:name="T19" style:family="text">
      <style:text-properties officeooo:rsid="056e83f9"/>
    </style:style>
    <style:style style:name="T20" style:family="text">
      <style:text-properties officeooo:rsid="057aa815"/>
    </style:style>
    <style:style style:name="T21" style:family="text">
      <style:text-properties officeooo:rsid="057af11d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86in" draw:visible-area-height="1.9886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5</text:span></text:p>
      <text:p text:style-name="P16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25"/>
      <text:p text:style-name="P17"><text:span text:style-name="T5">на тему: </text:span><text:span text:style-name="T7">«Передача даних по кабелю. Методи доступу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Передача даних по кабелю. Методи доступу.</text:span></text:p>
      <text:p text:style-name="P11">Мета.</text:p>
      <text:list xml:id="list95293875" text:style-name="L1">
        <text:list-item>
          <text:p text:style-name="P27">Навчитися ідентифікувати методи доступу.</text:p>
        </text:list-item>
        <text:list-item>
          <text:p text:style-name="P28">Засвоїти основні особливості кожного методу доступу: CSMA/CD, CSMA/CA, з передачею маркера, за пріоритетом запиту.</text:p>
        </text:list-item>
      </text:list>
      <text:p text:style-name="P15"><text:span text:style-name="T10">Порядок виконання роботи. </text:span><text:span text:style-name="T13">Ознайомитися з описом та ілюстрацією роботи кожного методу доступу</text:span><text:span text:style-name="T14">(</text:span><text:span text:style-name="T13">Lab_md</text:span><text:span text:style-name="T14">)</text:span><text:span text:style-name="T13">:</text:span></text:p>
      <text:list xml:id="list437186195" text:style-name="L2">
        <text:list-item>
          <text:p text:style-name="P29">множинний доступ з контролем несучої і виявленням колізій CSMA/CD,</text:p>
        </text:list-item>
        <text:list-item>
          <text:p text:style-name="P29">множинний доступ з контролем несучої і запобіганням колізій CSMS/CA;</text:p>
        </text:list-item>
        <text:list-item>
          <text:p text:style-name="P29">з передачею маркера;</text:p>
        </text:list-item>
        <text:list-item>
          <text:p text:style-name="P29">за пріоритетом запиту.</text:p>
          <text:p text:style-name="P30">Засвоїти роль і призначення методів доступу в передачі даних через мережний адаптер.</text:p>
        </text:list-item>
      </text:list>
      <text:p text:style-name="P22"><text:s/>Короткий опис методів доступу</text:p>
      <text:p text:style-name="P19">Метод доступу – набір правил, які визначають, як комп'ютер повинен відправляти і приймати дані через мережний кабель.</text:p>
      <text:p text:style-name="P20">Існує три способи запобігати одночасній спробі використовувати кабель:</text:p>
      <text:list xml:id="list3719817462" text:style-name="L3">
        <text:list-item>
          <text:p text:style-name="P31">множинний доступ з контролем несучої і виявленням колізій<text:span text:style-name="T15">(CSMA/CD – Carrier Sense Multiple Access with Collision Detection) — </text:span>всі комп'ютери в мережі – і клієнти, і сервери – “прослуховують” кабель, прагнучи знайти дані, що передаються (тобто трафік).</text:p>
        </text:list-item>
      </text:list>
      <text:list xml:id="list2628484013" text:style-name="L4">
        <text:list-item>
          <text:list>
            <text:list-item>
              <text:p text:style-name="P33">Комп'ютер “розуміє”, що кабель вільний (тобто трафік відсутній).</text:p>
            </text:list-item>
            <text:list-item>
              <text:p text:style-name="P33">Комп'ютер може почати передачу даних.</text:p>
            </text:list-item>
            <text:list-item>
              <text:p text:style-name="P33">Поки кабель не звільниться (протягом передачі даних), жоден з мережних комп'ютерів не може вести передачу.</text:p>
            </text:list-item>
          </text:list>
          <text:p text:style-name="P33">Якщо два (або більш) комп'ютери спробують вести передачу даних одночасно, це приведе до колізії. Тоді ці комп'ютери припиняють передачу на інтервал часу, тривалість якого визначається випадково, а потім знов прагнуть “налагодити” зв'язок.</text:p>
          <text:p text:style-name="P33"><text:line-break/>Множинний доступ з контролем несучої і запобіганням колізій (CSMA/CA – Carrier Sense Multiple Access with Collision Avoidance) — кожний комп'ютер перед передачею даних в мережу сигналізує при свій намір, тому решта комп'ютерів “дізнається” про підготовлювану передачу і може уникнути колізій.</text:p>
        </text:list-item>
      </text:list>
      <text:list xml:id="list214713607926153" text:continue-list="list3719817462" text:style-name="L3">
        <text:list-item>
          <text:p text:style-name="P32">доступ з передачею маркера — пакет особливого типу — маркер (token), циркулює по кільцю від комп'ютера до комп'ютера. Щоб послати дані в мережу, будь-який з комп'ютерів спочатку повинен дочекатися приходу вільного маркера і захопити його. Коли який-небудь комп'ютер “наповнить” маркер своєю інформацією і пошле його через мережний кабель, інші комп'ютери вже не можуть передавати дані.</text:p>
        </text:list-item>
        <text:list-item>
          <text:p text:style-name="P32">доступ за пріоритетом запиту - відносно новий метод доступу, розроблений для стандарту мережі Ethernet із швидкістю передачі даних 100Мбіт/с – 100VG-AnyLAN. Концентратори управляють доступом до кабелю, послідовно опитуючи всі вузли в мережі, виявляючи запити на передачу. Концентратор повинен знати всі адреси, зв'язки і вузли, і перевіряти їх працездатність. Крайовим вузлом, відповідно до визначення 100VG-AnyLAN, може бути комп'ютер -міст, -маршрутизатор або –комутатор.</text:p>
          <text:p text:style-name="P32">Отримавши одночасно два запити, концентратор спочатку віддасть перевагу запиту з більш високим пріоритетом. Якщо запити мають однаковий пріоритет, вони будуть обслужені в довільному порядку.</text:p>
        </text:list-item>
      </text:list>
      <text:p text:style-name="P23"/>
      <text:p text:style-name="P24">Висновки</text:p>
      <text:p text:style-name="P18">TODO</text:p>
      <text:p text:style-name="P21">Контрольні питання</text:p>
      <text:list xml:id="list3240743445" text:style-name="L5">
        <text:list-item>
          <text:p text:style-name="P43">Методи доступу: призначення і функціонування.</text:p>
          <text:p text:style-name="P34">Метод доступу – набір правил, які визначають, як комп'ютер повинен відправляти і приймати дані через мережний кабель.</text:p>
          <text:p text:style-name="P34">Методи доступу призначені для запобігання одночасного доступу до кабелю декількох комп'ютерів шляхом упорядкування передачі і прийому даних через мережу та гарантування того, що в кожний момент часу тільки один комп'ютер може працювати на передачу.</text:p>
          <text:p text:style-name="P35">Щоб передати дані через мережу від одного користувача до іншого або утримувати їх з серверу, повинно бути декілька способів:</text:p>
        </text:list-item>
      </text:list>
      <text:list xml:id="list2182368074" text:style-name="L7">
        <text:list-item>
          <text:list>
            <text:list-item>
              <text:p text:style-name="P37">помістити дані в кабель без “зіткнення” з даними, що вже передаються через нього;</text:p>
            </text:list-item>
            <text:list-item>
              <text:p text:style-name="P36">прийняти дані з достатнім ступенем упевненості в тому, що при передачі вони не були пошкоджені в результаті колізії.</text:p>
            </text:list-item>
          </text:list>
        </text:list-item>
      </text:list>
      <text:list xml:id="list214714416339521" text:continue-list="list3240743445" text:style-name="L5">
        <text:list-item>
          <text:p text:style-name="P44">Які стандарти IEEE 802 описують Ethernet, Token Ring, WiFi.</text:p>
        </text:list-item>
      </text:list>
      <text:list xml:id="list2641337211" text:style-name="L8">
        <text:list-item>
          <text:list>
            <text:list-item>
              <text:p text:style-name="P39">Ethernet — <text:span text:style-name="T16">802.3</text:span></text:p>
            </text:list-item>
            <text:list-item>
              <text:p text:style-name="P40">Token Ring — <text:span text:style-name="T17">802.</text:span><text:span text:style-name="T18">5</text:span></text:p>
            </text:list-item>
            <text:list-item>
              <text:p text:style-name="P40">WiFi — <text:span text:style-name="T19">802.11</text:span></text:p>
            </text:list-item>
          </text:list>
        </text:list-item>
      </text:list>
      <text:list xml:id="list214714892379510" text:continue-list="list214714416339521" text:style-name="L5">
        <text:list-item>
          <text:p text:style-name="P44">Який тип мережі і метод доступу в ауд. 4208а? Якому IEEE Project 802 цей метод</text:p>
          <text:p text:style-name="P44">відповідає?</text:p>
        </text:list-item>
      </text:list>
      <text:list xml:id="list1776399344" text:style-name="L9">
        <text:list-item>
          <text:list>
            <text:list-item>
              <text:p text:style-name="P38">Тип мережі — Ethernet</text:p>
            </text:list-item>
            <text:list-item>
              <text:p text:style-name="P38">Метод доступу — <text:span text:style-name="T20">CSMA/CD </text:span><text:span text:style-name="T21">(IEEE Project 802.3)</text:span></text:p>
            </text:list-item>
          </text:list>
        </text:list-item>
      </text:list>
      <text:list xml:id="list214713114535237" text:continue-list="list214714892379510" text:style-name="L5">
        <text:list-item>
          <text:p text:style-name="P44">Який метод доступу в ауд. 4208А?</text:p>
          <text:p text:style-name="P42">CSMA/CD</text:p>
        </text:list-item>
        <text:list-item>
          <text:p text:style-name="P44">Якому IEEE Project 802 цей метод відповідає?</text:p>
        </text:list-item>
      </text:list>
      <text:list xml:id="list2711678647" text:style-name="L6">
        <text:list-header>
          <text:p text:style-name="P41">802.3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3T21:46:27.944651892</dc:date>
    <meta:editing-duration>PT18H53M29S</meta:editing-duration>
    <meta:editing-cycles>1294</meta:editing-cycles>
    <meta:generator>LibreOffice/7.2.6.2$Linux_X86_64 LibreOffice_project/20$Build-2</meta:generator>
    <meta:document-statistic meta:table-count="0" meta:image-count="0" meta:object-count="1" meta:page-count="4" meta:paragraph-count="57" meta:word-count="598" meta:character-count="4250" meta:non-whitespace-character-count="3711"/>
  </office:meta>
</office:document-meta>
</file>